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24739" officeooo:paragraph-rsid="00024739"/>
    </style:style>
    <style:style style:name="P2" style:family="paragraph" style:parent-style-name="Standard">
      <style:text-properties officeooo:rsid="0002854e" officeooo:paragraph-rsid="0002854e"/>
    </style:style>
    <style:style style:name="P3" style:family="paragraph" style:parent-style-name="Standard">
      <style:text-properties officeooo:rsid="00035bb0" officeooo:paragraph-rsid="00035bb0"/>
    </style:style>
    <style:style style:name="P4" style:family="paragraph" style:parent-style-name="Standard" style:list-style-name="L1">
      <style:text-properties officeooo:rsid="00035bb0" officeooo:paragraph-rsid="00035bb0"/>
    </style:style>
    <style:style style:name="P5" style:family="paragraph" style:parent-style-name="Standard">
      <style:text-properties officeooo:rsid="0005dd4b" officeooo:paragraph-rsid="0005dd4b"/>
    </style:style>
    <style:style style:name="P6" style:family="paragraph" style:parent-style-name="Standard">
      <style:text-properties fo:font-weight="bold" officeooo:rsid="000759bc" officeooo:paragraph-rsid="000759bc" style:font-weight-asian="bold" style:font-weight-complex="bold"/>
    </style:style>
    <style:style style:name="P7" style:family="paragraph" style:parent-style-name="Standard">
      <style:text-properties fo:font-weight="bold" officeooo:rsid="000943e5" officeooo:paragraph-rsid="000943e5" style:font-weight-asian="bold" style:font-weight-complex="bold"/>
    </style:style>
    <style:style style:name="P8" style:family="paragraph" style:parent-style-name="Standard">
      <style:text-properties fo:font-weight="normal" officeooo:rsid="000759bc" officeooo:paragraph-rsid="000759bc" style:font-weight-asian="normal" style:font-weight-complex="normal"/>
    </style:style>
    <style:style style:name="P9" style:family="paragraph" style:parent-style-name="Standard" style:list-style-name="L2">
      <style:text-properties fo:font-weight="normal" officeooo:rsid="000759bc" officeooo:paragraph-rsid="000759bc" style:font-weight-asian="normal" style:font-weight-complex="normal"/>
    </style:style>
    <style:style style:name="P10" style:family="paragraph" style:parent-style-name="Standard">
      <style:text-properties fo:font-weight="normal" officeooo:rsid="000943e5" officeooo:paragraph-rsid="000943e5" style:font-weight-asian="normal" style:font-weight-complex="normal"/>
    </style:style>
    <style:style style:name="P11" style:family="paragraph" style:parent-style-name="Standard" style:list-style-name="L3">
      <style:text-properties fo:font-weight="normal" officeooo:rsid="000943e5" officeooo:paragraph-rsid="000943e5" style:font-weight-asian="normal" style:font-weight-complex="normal"/>
    </style:style>
    <style:style style:name="P12" style:family="paragraph" style:parent-style-name="Standard">
      <style:text-properties fo:font-weight="normal" officeooo:rsid="00096422" officeooo:paragraph-rsid="00096422" style:font-weight-asian="normal" style:font-weight-complex="normal"/>
    </style:style>
    <style:style style:name="P13" style:family="paragraph" style:parent-style-name="Standard" style:list-style-name="L4">
      <style:text-properties fo:font-weight="normal" officeooo:rsid="00096422" officeooo:paragraph-rsid="00096422" style:font-weight-asian="normal" style:font-weight-complex="normal"/>
    </style:style>
    <style:style style:name="P14" style:family="paragraph" style:parent-style-name="Standard" style:list-style-name="L4">
      <style:text-properties fo:font-weight="normal" officeooo:rsid="000ac68a" officeooo:paragraph-rsid="000ac68a" style:font-weight-asian="normal" style:font-weight-complex="normal"/>
    </style:style>
    <style:style style:name="P15" style:family="paragraph" style:parent-style-name="Header">
      <style:text-properties officeooo:rsid="0000ceaf" officeooo:paragraph-rsid="0000cea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6422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font-weight="normal" officeooo:rsid="0004e53b" style:font-size-asian="12pt" style:font-weight-asian="normal" style:font-size-complex="12pt" style:font-weight-complex="normal"/>
    </style:style>
    <style:style style:name="T6" style:family="text">
      <style:text-properties fo:font-size="12pt" fo:font-weight="bold" officeooo:rsid="0004e53b" style:font-size-asian="12pt" style:font-weight-asian="bold" style:font-size-complex="12pt" style:font-weight-complex="bold"/>
    </style:style>
    <style:style style:name="T7" style:family="text">
      <style:text-properties officeooo:rsid="0009642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s <text:span text:style-name="T1">direitos sociais</text:span><text:span text:style-name="T3"> constituem </text:span><text:span text:style-name="T1">normas de ordem pública</text:span><text:span text:style-name="T3">, com a característica de </text:span><text:span text:style-name="T1">imperativas</text:span><text:span text:style-name="T3">.</text:span></text:p>
      <text:p text:style-name="P1"><text:span text:style-name="T3"/></text:p>
      <text:p text:style-name="P2"><text:span text:style-name="T3">Marco dos </text:span><text:span text:style-name="T1">direitos sociais</text:span><text:span text:style-name="T3">: </text:span><text:span text:style-name="T1">Constituição de Weimar </text:span><text:span text:style-name="T3">(Alemanha, 1919).</text:span></text:p>
      <text:p text:style-name="P2"><text:span text:style-name="T3"/></text:p>
      <text:p text:style-name="P3"><text:span text:style-name="T4">Direitos sociais </text:span><text:span text:style-name="T5">(rol </text:span><text:span text:style-name="T6">exemplificativo</text:span><text:span text:style-name="T5"> do art. 6º, há outros espalhados pela CF)</text:span><text:span text:style-name="T3">:</text:span></text:p>
      <text:list xml:id="list1205309024" text:style-name="L1">
        <text:list-item>
          <text:p text:style-name="P4"><text:span text:style-name="T3">originalmente na CF88: educação, saúde, trabalho, lazer, segurança, previdência social, proteção à maternidade e à infância, assistência aos desamparados;</text:span></text:p>
        </text:list-item>
        <text:list-item>
          <text:p text:style-name="P4"><text:span text:style-name="T3">EC 26/2000: </text:span><text:span text:style-name="T1">alimentação</text:span><text:span text:style-name="T3">;</text:span></text:p>
        </text:list-item>
        <text:list-item>
          <text:p text:style-name="P4"><text:span text:style-name="T3">EC 64/2010: </text:span><text:span text:style-name="T1">moradia</text:span><text:span text:style-name="T3">;</text:span></text:p>
        </text:list-item>
        <text:list-item>
          <text:p text:style-name="P4"><text:span text:style-name="T3">EC 90/2015: </text:span><text:span text:style-name="T1">transporte</text:span><text:span text:style-name="T3">.</text:span></text:p>
        </text:list-item>
      </text:list>
      <text:p text:style-name="P3"><text:span text:style-name="T3"/></text:p>
      <text:p text:style-name="P5"><text:span text:style-name="T3">Direitos sociais: eficácia </text:span><text:span text:style-name="T1">limitada</text:span><text:span text:style-name="T3"> e aplicabilidade </text:span><text:span text:style-name="T1">mediata</text:span><text:span text:style-name="T3">.</text:span></text:p>
      <text:p text:style-name="P5"><text:span text:style-name="T3"/></text:p>
      <text:p text:style-name="P6">Teoria da reserva do possível<text:span text:style-name="T3">:</text:span></text:p>
      <text:list xml:id="list2349131732" text:style-name="L2">
        <text:list-item>
          <text:p text:style-name="P9">Poder Público deve <text:span text:style-name="T1">demonstrar objetivamente</text:span> a inexistência de recursos públicos e a falta de previsão orçamentária da respectiva despesa;</text:p>
        </text:list-item>
        <text:list-item>
          <text:p text:style-name="P9">é <text:span text:style-name="T1">possível</text:span> que o Judiciário determine, em situações excepcionais, a implementação (pelos órgãos inadimplentes) de ações destinadas à concretização dos direitos sociais.</text:p>
        </text:list-item>
      </text:list>
      <text:p text:style-name="P8"/>
      <text:p text:style-name="P7">Mínimo existencial<text:span text:style-name="T3">:</text:span></text:p>
      <text:list xml:id="list93527307" text:style-name="L3">
        <text:list-item>
          <text:p text:style-name="P11">é um grupo de prestações essenciais que se deve fornecer ao ser humano para que tenha uma <text:span text:style-name="T1">existência digna</text:span>;</text:p>
        </text:list-item>
        <text:list-item>
          <text:p text:style-name="P11">é uma <text:span text:style-name="T1">limitação</text:span> à cláusula da reserva do possível, <text:span text:style-name="T7">visto que esta só pode ser invocada </text:span><text:span text:style-name="T2">após a garantia do mínimo existencial</text:span><text:span text:style-name="T7">.</text:span></text:p>
        </text:list-item>
      </text:list>
      <text:p text:style-name="P10"/>
      <text:p text:style-name="P12">Jurisprudência:</text:p>
      <text:list xml:id="list4140518249" text:style-name="L4">
        <text:list-item>
          <text:p text:style-name="P13">STF: o direito à <text:span text:style-name="T1">saúde</text:span> é um direito público <text:span text:style-name="T1">subjetivo</text:span>, assegurado à generalidade das pessoas, que conduz o indivíduo e o Estado a uma <text:span text:style-name="T1">relação jurídica obrigacional</text:span>;</text:p>
        </text:list-item>
        <text:list-item>
          <text:p text:style-name="P13">STF: a Administração Pública pode ser obrigada, por decisão do Judiciário, a <text:span text:style-name="T1">manter estoque mínimo de medicamento</text:span> utilizado no combate à doença grave;</text:p>
        </text:list-item>
        <text:list-item>
          <text:p text:style-name="P13">STJ: o juiz pode determinar o bloqueio e o sequestro de verbas públicas como forma de garantir o fornecimento de medicamentos pelo Poder Público (somente se restar configurado que o Estado não está cumprindo seu dever de fornecer medicamentos e que dessa demora está trazendo riscos à saúde e à vida do doente);</text:p>
        </text:list-item>
        <text:list-item>
          <text:p text:style-name="P14">STF: o Judiciário pode determinar à Administração Pública que execute <text:span text:style-name="T1">obras emergenciais em estabelecimentos prisionais</text:span> a fim de proteger os direitos fundamentais dos detento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0ceaf" officeooo:paragraph-rsid="0000cea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3 – Direitos sociais e nacionalidade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09-26T20:44:09.265000000</dc:date>
    <meta:editing-duration>PT24M25S</meta:editing-duration>
    <meta:editing-cycles>11</meta:editing-cycles>
    <meta:document-statistic meta:table-count="0" meta:image-count="0" meta:object-count="0" meta:page-count="1" meta:paragraph-count="20" meta:word-count="304" meta:character-count="1987" meta:non-whitespace-character-count="1714"/>
  </office:meta>
</office:document-meta>
</file>